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E000003976B7AA864070402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4.83cm" fo:min-width="3.9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4cm, 7.451cm, 7.662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4cm, 0.975cm, 7.662cm, 6.44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42cm" svg:height="5.08cm" svg:x="2.413cm" svg:y="7.9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42cm" svg:height="5.08cm" svg:x="2.738cm" svg:y="8.2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42cm" svg:height="5.08cm" svg:x="3.038cm" svg:y="8.50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4.42cm" svg:height="5.08cm" svg:x="3.327cm" svg:y="8.793cm">
            <draw:image xlink:href="Pictures/100000000000031E000003976B7AA86407040231.jpg" xlink:type="simple" xlink:show="embed" xlink:actuate="onLoad" loext:mime-type="image/jpeg">
              <text:p/>
            </draw:image>
          </draw:frame>
        </draw:g>
        <draw:g>
          <draw:g>
            <draw:custom-shape draw:style-name="gr1" draw:text-style-name="P1" draw:layer="layout" svg:width="4.42cm" svg:height="5.08cm" svg:x="2.413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42cm" svg:height="5.08cm" svg:x="2.738cm" svg:y="1.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42cm" svg:height="5.08cm" svg:x="3.038cm" svg:y="1.8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4.445cm" svg:height="5.08cm" svg:x="3.302cm" svg:y="2.124cm">
            <draw:image xlink:href="Pictures/100000000000031E000003976B7AA86407040231.jpg" xlink:type="simple" xlink:show="embed" xlink:actuate="onLoad" loext:mime-type="image/jpeg">
              <text:p/>
            </draw:image>
          </draw:frame>
        </draw:g>
        <draw:g>
          <draw:frame draw:style-name="gr4" draw:text-style-name="P3" draw:layer="layout" svg:width="3.556cm" svg:height="2.384cm" svg:x="10.668cm" svg:y="2.315cm">
            <draw:text-box>
              <text:p>31% B cell</text:p>
              <text:p>11% B cell</text:p>
              <text:p>94% B cell</text:p>
            </draw:text-box>
          </draw:frame>
          <draw:line draw:style-name="gr5" draw:text-style-name="P4" draw:layer="layout" svg:x1="12.446cm" svg:y1="4.826cm" svg:x2="12.446cm" svg:y2="6.223cm">
            <text:p/>
          </draw:line>
        </draw:g>
        <draw:line draw:style-name="gr6" draw:text-style-name="P4" draw:layer="layout" svg:x1="8.128cm" svg:y1="4.191cm" svg:x2="10.541cm" svg:y2="4.191cm">
          <text:p/>
        </draw:line>
        <draw:line draw:style-name="gr7" draw:text-style-name="P4" draw:layer="layout" svg:x1="8.128cm" svg:y1="11.049cm" svg:x2="15.748cm" svg:y2="11.049cm">
          <text:p/>
        </draw:line>
        <draw:frame draw:style-name="gr8" draw:text-style-name="P3" draw:layer="layout" svg:width="4.445cm" svg:height="0.962cm" svg:x="12.573cm" svg:y="7.319cm">
          <draw:text-box>
            <text:p>model.fit(X, y)</text:p>
          </draw:text-box>
        </draw:frame>
        <draw:frame draw:style-name="gr9" draw:text-style-name="P5" draw:layer="layout" svg:width="9.218cm" svg:height="0.963cm" svg:x="18.468cm" svg:y="7.319cm">
          <draw:text-box>
            <text:p>y_new = model.predict(X_new)</text:p>
          </draw:text-box>
        </draw:frame>
        <draw:line draw:style-name="gr6" draw:text-style-name="P4" draw:layer="layout" svg:x1="15.748cm" svg:y1="11.049cm" svg:x2="15.748cm" svg:y2="8.382cm">
          <text:p/>
        </draw:line>
        <draw:line draw:style-name="gr7" draw:text-style-name="P4" draw:layer="layout" svg:x1="14.478cm" svg:y1="4.191cm" svg:x2="16.383cm" svg:y2="4.191cm">
          <text:p/>
        </draw:line>
        <draw:line draw:style-name="gr6" draw:text-style-name="P4" draw:layer="layout" svg:x1="16.383cm" svg:y1="4.191cm" svg:x2="16.383cm" svg:y2="7.239cm">
          <text:p/>
        </draw:line>
        <draw:line draw:style-name="gr6" draw:text-style-name="P4" draw:layer="layout" svg:x1="17.018cm" svg:y1="7.8cm" svg:x2="18.542cm" svg:y2="7.8cm">
          <text:p/>
        </draw:line>
        <draw:frame draw:style-name="gr10" draw:text-style-name="P3" draw:layer="layout" svg:width="16.891cm" svg:height="0.962cm" svg:x="10.16cm" svg:y="12.446cm">
          <draw:text-box>
            <text:p>image source: https://www.cycif.org/assets/img/figure2.jp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16:07.814822730</meta:creation-date>
    <dc:date>2020-05-27T09:46:46.030997743</dc:date>
    <meta:editing-duration>PT7M25S</meta:editing-duration>
    <meta:editing-cycles>2</meta:editing-cycles>
    <meta:generator>LibreOffice/6.4.3.2$Linux_X86_64 LibreOffice_project/40$Build-2</meta:generator>
    <meta:document-statistic meta:object-count="24"/>
  </office:meta>
</office:document-meta>
</file>